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24.083cm" svg:y="1.088cm">
            <draw:object draw:notify-on-update-of-ranges="Feuille1.E12:Feuille1.E16 Feuille1.F11:Feuille1.F11 Feuille1.F12:Feuille1.F16 Feuille1.E12:Feuille1.E16 Feuille1.G11:Feuille1.G11 Feuille1.G12:Feuille1.G16 Feuille1.E12:Feuille1.E16 Feuille1.H11:Feuille1.H11 Feuille1.H12:Feuille1.H16 Feuille1.E12:Feuille1.E16 Feuille1.I11:Feuille1.I11 Feuille1.I12:Feuille1.I16 Feuille1.E12:Feuille1.E16 Feuille1.J11:Feuille1.J11 Feuille1.J12:Feuille1.J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89cm" svg:y="11.123cm">
            <draw:object draw:notify-on-update-of-ranges="Feuille1.E27:Feuille1.E31 Feuille1.F26:Feuille1.F26 Feuille1.F27:Feuille1.F31 Feuille1.E27:Feuille1.E31 Feuille1.G26:Feuille1.G26 Feuille1.G27:Feuille1.G31 Feuille1.E27:Feuille1.E31 Feuille1.H26:Feuille1.H26 Feuille1.H27:Feuille1.H31 Feuille1.E27:Feuille1.E31 Feuille1.I26:Feuille1.I26 Feuille1.I27:Feuille1.I31 Feuille1.E27:Feuille1.E31 Feuille1.J26:Feuille1.J26 Feuille1.J27:Feuille1.J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499cm" svg:y="21.217cm">
            <draw:object draw:notify-on-update-of-ranges="Feuille1.E41:Feuille1.E45 Feuille1.F40:Feuille1.F40 Feuille1.F41:Feuille1.F45 Feuille1.E41:Feuille1.E45 Feuille1.G40:Feuille1.G40 Feuille1.G41:Feuille1.G45 Feuille1.E41:Feuille1.E45 Feuille1.H40:Feuille1.H40 Feuille1.H41:Feuille1.H45 Feuille1.E41:Feuille1.E45 Feuille1.I40:Feuille1.I40 Feuille1.I41:Feuille1.I45 Feuille1.E41:Feuille1.E45 Feuille1.J40:Feuille1.J40 Feuille1.J41:Feuille1.J4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ce3"/>
        <table:table-row table:style-name="ro1" table:number-rows-repeated="10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275" calcext:value-type="float">
            <text:p>275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26" calcext:value-type="float">
            <text:p>526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145" calcext:value-type="float">
            <text:p>1145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2-error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93" calcext:value-type="float">
            <text:p>1693</text:p>
          </table:table-cell>
          <table:table-cell office:value-type="float" office:value="872.45" calcext:value-type="float">
            <text:p>872,45</text:p>
          </table:table-cell>
          <table:table-cell office:value-type="float" office:value="925.3" calcext:value-type="float">
            <text:p>925,3</text:p>
          </table:table-cell>
          <table:table-cell office:value-type="float" office:value="764.5" calcext:value-type="float">
            <text:p>764,5</text:p>
          </table:table-cell>
          <table:table-cell office:value-type="float" office:value="1167.34" calcext:value-type="float">
            <text:p>1167,34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33.4" calcext:value-type="float">
            <text:p>133,4</text:p>
          </table:table-cell>
          <table:table-cell office:value-type="float" office:value="126.75" calcext:value-type="float">
            <text:p>126,75</text:p>
          </table:table-cell>
          <table:table-cell office:value-type="float" office:value="121.2" calcext:value-type="float">
            <text:p>121,2</text:p>
          </table:table-cell>
          <table:table-cell office:value-type="float" office:value="122.57" calcext:value-type="float">
            <text:p>122,57</text:p>
          </table:table-cell>
          <table:table-cell office:value-type="float" office:value="116.5" calcext:value-type="float">
            <text:p>116,5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7.1" calcext:value-type="float">
            <text:p>37,1</text:p>
          </table:table-cell>
          <table:table-cell office:value-type="float" office:value="32.07" calcext:value-type="float">
            <text:p>32,07</text:p>
          </table:table-cell>
          <table:table-cell office:value-type="float" office:value="31.07" calcext:value-type="float">
            <text:p>31,07</text:p>
          </table:table-cell>
          <table:table-cell office:value-type="float" office:value="29.2" calcext:value-type="float">
            <text:p>29,2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6.83" calcext:value-type="float">
            <text:p>6,83</text:p>
          </table:table-cell>
          <table:table-cell office:value-type="float" office:value="5.37" calcext:value-type="float">
            <text:p>5,37</text:p>
          </table:table-cell>
          <table:table-cell office:value-type="float" office:value="4.21" calcext:value-type="float">
            <text:p>4,21</text:p>
          </table:table-cell>
          <table:table-cell office:value-type="float" office:value="3.31" calcext:value-type="float">
            <text:p>3,31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office:value-type="float" office:value="0.456" calcext:value-type="float">
            <text:p>0,456</text:p>
          </table:table-cell>
          <table:table-cell office:value-type="float" office:value="0.254" calcext:value-type="float">
            <text:p>0,254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g10(error)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LOG10([.F20])" office:value-type="float" office:value="3.22865695810894" calcext:value-type="float">
            <text:p>3,2286569581</text:p>
          </table:table-cell>
          <table:table-cell table:formula="of:=LOG10([.G20])" office:value-type="float" office:value="2.94074054698214" calcext:value-type="float">
            <text:p>2,940740547</text:p>
          </table:table-cell>
          <table:table-cell table:formula="of:=LOG10([.H20])" office:value-type="float" office:value="2.96628256216746" calcext:value-type="float">
            <text:p>2,9662825622</text:p>
          </table:table-cell>
          <table:table-cell table:formula="of:=LOG10([.I20])" office:value-type="float" office:value="2.88337748974834" calcext:value-type="float">
            <text:p>2,8833774897</text:p>
          </table:table-cell>
          <table:table-cell table:formula="of:=LOG10([.J20])" office:value-type="float" office:value="3.06719736728614" calcext:value-type="float">
            <text:p>3,0671973673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LOG10([.F21])" office:value-type="float" office:value="2.12515582958053" calcext:value-type="float">
            <text:p>2,1251558296</text:p>
          </table:table-cell>
          <table:table-cell table:formula="of:=LOG10([.G21])" office:value-type="float" office:value="2.10294796800537" calcext:value-type="float">
            <text:p>2,102947968</text:p>
          </table:table-cell>
          <table:table-cell table:formula="of:=LOG10([.H21])" office:value-type="float" office:value="2.08350261983027" calcext:value-type="float">
            <text:p>2,0835026198</text:p>
          </table:table-cell>
          <table:table-cell table:formula="of:=LOG10([.I21])" office:value-type="float" office:value="2.0883841860977" calcext:value-type="float">
            <text:p>2,0883841861</text:p>
          </table:table-cell>
          <table:table-cell table:formula="of:=LOG10([.J21])" office:value-type="float" office:value="2.06632592536204" calcext:value-type="float">
            <text:p>2,066325925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LOG10([.F22])" office:value-type="float" office:value="1.56937390961505" calcext:value-type="float">
            <text:p>1,5693739096</text:p>
          </table:table-cell>
          <table:table-cell table:formula="of:=LOG10([.G22])" office:value-type="float" office:value="1.50609895992844" calcext:value-type="float">
            <text:p>1,5060989599</text:p>
          </table:table-cell>
          <table:table-cell table:formula="of:=LOG10([.H22])" office:value-type="float" office:value="1.49234125325497" calcext:value-type="float">
            <text:p>1,4923412533</text:p>
          </table:table-cell>
          <table:table-cell table:formula="of:=LOG10([.I22])" office:value-type="float" office:value="1.46538285144842" calcext:value-type="float">
            <text:p>1,4653828514</text:p>
          </table:table-cell>
          <table:table-cell table:formula="of:=LOG10([.J22])" office:value-type="float" office:value="1.36660971039243" calcext:value-type="float">
            <text:p>1,3666097104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LOG10([.F23])" office:value-type="float" office:value="0.834420703681533" calcext:value-type="float">
            <text:p>0,8344207037</text:p>
          </table:table-cell>
          <table:table-cell table:formula="of:=LOG10([.G23])" office:value-type="float" office:value="0.729974285699556" calcext:value-type="float">
            <text:p>0,7299742857</text:p>
          </table:table-cell>
          <table:table-cell table:formula="of:=LOG10([.H23])" office:value-type="float" office:value="0.624282095835668" calcext:value-type="float">
            <text:p>0,6242820958</text:p>
          </table:table-cell>
          <table:table-cell table:formula="of:=LOG10([.I23])" office:value-type="float" office:value="0.519827993775719" calcext:value-type="float">
            <text:p>0,5198279938</text:p>
          </table:table-cell>
          <table:table-cell table:formula="of:=LOG10([.J23])" office:value-type="float" office:value="0.326335860928751" calcext:value-type="float">
            <text:p>0,3263358609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LOG10([.F24])" office:value-type="float" office:value="-0.200659450546418" calcext:value-type="float">
            <text:p>-0,2006594505</text:p>
          </table:table-cell>
          <table:table-cell table:formula="of:=LOG10([.G24])" office:value-type="float" office:value="-0.244125144327509" calcext:value-type="float">
            <text:p>-0,2441251443</text:p>
          </table:table-cell>
          <table:table-cell table:formula="of:=LOG10([.H24])" office:value-type="float" office:value="-0.341035157335565" calcext:value-type="float">
            <text:p>-0,3410351573</text:p>
          </table:table-cell>
          <table:table-cell table:formula="of:=LOG10([.I24])" office:value-type="float" office:value="-0.595166283380062" calcext:value-type="float">
            <text:p>-0,5951662834</text:p>
          </table:table-cell>
          <table:table-cell table:formula="of:=LOG10([.J24])" office:value-type="float" office:value="-0.425968732272281" calcext:value-type="float">
            <text:p>-0,425968732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f-error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6.53" calcext:value-type="float">
            <text:p>56,53</text:p>
          </table:table-cell>
          <table:table-cell office:value-type="float" office:value="29.69" calcext:value-type="float">
            <text:p>29,69</text:p>
          </table:table-cell>
          <table:table-cell office:value-type="float" office:value="29.7676" calcext:value-type="float">
            <text:p>29,7676</text:p>
          </table:table-cell>
          <table:table-cell office:value-type="float" office:value="25.164" calcext:value-type="float">
            <text:p>25,164</text:p>
          </table:table-cell>
          <table:table-cell office:value-type="float" office:value="38.678" calcext:value-type="float">
            <text:p>38,67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7.367" calcext:value-type="float">
            <text:p>7,367</text:p>
          </table:table-cell>
          <table:table-cell office:value-type="float" office:value="7.124" calcext:value-type="float">
            <text:p>7,124</text:p>
          </table:table-cell>
          <table:table-cell office:value-type="float" office:value="6.77455" calcext:value-type="float">
            <text:p>6,77455</text:p>
          </table:table-cell>
          <table:table-cell office:value-type="float" office:value="6.718" calcext:value-type="float">
            <text:p>6,718</text:p>
          </table:table-cell>
          <table:table-cell office:value-type="float" office:value="6.44599" calcext:value-type="float">
            <text:p>6,44599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.374" calcext:value-type="float">
            <text:p>2,374</text:p>
          </table:table-cell>
          <table:table-cell office:value-type="float" office:value="2.011" calcext:value-type="float">
            <text:p>2,011</text:p>
          </table:table-cell>
          <table:table-cell office:value-type="float" office:value="2.01155" calcext:value-type="float">
            <text:p>2,01155</text:p>
          </table:table-cell>
          <table:table-cell office:value-type="float" office:value="1.96789" calcext:value-type="float">
            <text:p>1,96789</text:p>
          </table:table-cell>
          <table:table-cell office:value-type="float" office:value="1.61768" calcext:value-type="float">
            <text:p>1,61768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5734" calcext:value-type="float">
            <text:p>0,5734</text:p>
          </table:table-cell>
          <table:table-cell office:value-type="float" office:value="0.4714" calcext:value-type="float">
            <text:p>0,4714</text:p>
          </table:table-cell>
          <table:table-cell office:value-type="float" office:value="0.379687" calcext:value-type="float">
            <text:p>0,379687</text:p>
          </table:table-cell>
          <table:table-cell office:value-type="float" office:value="0.3311776" calcext:value-type="float">
            <text:p>0,3311776</text:p>
          </table:table-cell>
          <table:table-cell office:value-type="float" office:value="0.261533" calcext:value-type="float">
            <text:p>0,261533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,105</text:p>
          </table:table-cell>
          <table:table-cell office:value-type="float" office:value="0.23" calcext:value-type="float">
            <text:p>0,23</text:p>
          </table:table-cell>
          <table:table-cell office:value-type="float" office:value="0.125543" calcext:value-type="float">
            <text:p>0,125543</text:p>
          </table:table-cell>
          <table:table-cell office:value-type="float" office:value="0.0545699" calcext:value-type="float">
            <text:p>0,0545699</text:p>
          </table:table-cell>
          <table:table-cell office:value-type="float" office:value="0.0760511" calcext:value-type="float">
            <text:p>0,0760511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g10(error)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LOG10([.F34])" office:value-type="float" office:value="1.75227898546012" calcext:value-type="float">
            <text:p>1,7522789855</text:p>
          </table:table-cell>
          <table:table-cell table:formula="of:=LOG10([.G34])" office:value-type="float" office:value="1.47261019759604" calcext:value-type="float">
            <text:p>1,4726101976</text:p>
          </table:table-cell>
          <table:table-cell table:formula="of:=LOG10([.H34])" office:value-type="float" office:value="1.47374382125159" calcext:value-type="float">
            <text:p>1,4737438213</text:p>
          </table:table-cell>
          <table:table-cell table:formula="of:=LOG10([.I34])" office:value-type="float" office:value="1.40077967651297" calcext:value-type="float">
            <text:p>1,4007796765</text:p>
          </table:table-cell>
          <table:table-cell table:formula="of:=LOG10([.J34])" office:value-type="float" office:value="1.58746400906607" calcext:value-type="float">
            <text:p>1,5874640091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LOG10([.F35])" office:value-type="float" office:value="0.867290669854884" calcext:value-type="float">
            <text:p>0,8672906699</text:p>
          </table:table-cell>
          <table:table-cell table:formula="of:=LOG10([.G35])" office:value-type="float" office:value="0.852723910791206" calcext:value-type="float">
            <text:p>0,8527239108</text:p>
          </table:table-cell>
          <table:table-cell table:formula="of:=LOG10([.H35])" office:value-type="float" office:value="0.830880452460462" calcext:value-type="float">
            <text:p>0,8308804525</text:p>
          </table:table-cell>
          <table:table-cell table:formula="of:=LOG10([.I35])" office:value-type="float" office:value="0.827239999505645" calcext:value-type="float">
            <text:p>0,8272399995</text:p>
          </table:table-cell>
          <table:table-cell table:formula="of:=LOG10([.J35])" office:value-type="float" office:value="0.80928962743319" calcext:value-type="float">
            <text:p>0,809289627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LOG10([.F36])" office:value-type="float" office:value="0.375480714618572" calcext:value-type="float">
            <text:p>0,3754807146</text:p>
          </table:table-cell>
          <table:table-cell table:formula="of:=LOG10([.G36])" office:value-type="float" office:value="0.303412070596742" calcext:value-type="float">
            <text:p>0,3034120706</text:p>
          </table:table-cell>
          <table:table-cell table:formula="of:=LOG10([.H36])" office:value-type="float" office:value="0.303530832062248" calcext:value-type="float">
            <text:p>0,3035308321</text:p>
          </table:table-cell>
          <table:table-cell table:formula="of:=LOG10([.I36])" office:value-type="float" office:value="0.294000818826948" calcext:value-type="float">
            <text:p>0,2940008188</text:p>
          </table:table-cell>
          <table:table-cell table:formula="of:=LOG10([.J36])" office:value-type="float" office:value="0.208892616176848" calcext:value-type="float">
            <text:p>0,2088926162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LOG10([.F37])" office:value-type="float" office:value="-0.241542311389534" calcext:value-type="float">
            <text:p>-0,2415423114</text:p>
          </table:table-cell>
          <table:table-cell table:formula="of:=LOG10([.G37])" office:value-type="float" office:value="-0.326610421811695" calcext:value-type="float">
            <text:p>-0,3266104218</text:p>
          </table:table-cell>
          <table:table-cell table:formula="of:=LOG10([.H37])" office:value-type="float" office:value="-0.42057427229638" calcext:value-type="float">
            <text:p>-0,4205742723</text:p>
          </table:table-cell>
          <table:table-cell table:formula="of:=LOG10([.I37])" office:value-type="float" office:value="-0.479939045454133" calcext:value-type="float">
            <text:p>-0,4799390455</text:p>
          </table:table-cell>
          <table:table-cell table:formula="of:=LOG10([.J37])" office:value-type="float" office:value="-0.582473504449926" calcext:value-type="float">
            <text:p>-0,5824735044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LOG10([.F38])" office:value-type="float" office:value="-0.978810700930062" calcext:value-type="float">
            <text:p>-0,9788107009</text:p>
          </table:table-cell>
          <table:table-cell table:formula="of:=LOG10([.G38])" office:value-type="float" office:value="-0.638272163982407" calcext:value-type="float">
            <text:p>-0,638272164</text:p>
          </table:table-cell>
          <table:table-cell table:formula="of:=LOG10([.H38])" office:value-type="float" office:value="-0.901207497575713" calcext:value-type="float">
            <text:p>-0,9012074976</text:p>
          </table:table-cell>
          <table:table-cell table:formula="of:=LOG10([.I38])" office:value-type="float" office:value="-1.263046842066" calcext:value-type="float">
            <text:p>-1,2630468421</text:p>
          </table:table-cell>
          <table:table-cell table:formula="of:=LOG10([.J38])" office:value-type="float" office:value="-1.11889449994793" calcext:value-type="float">
            <text:p>-1,1188944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3:17:03.734354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ulpy </meta:initial-creator>
    <meta:creation-date>2015-02-07T17:13:12.612119112</meta:creation-date>
    <dc:date>2015-02-07T17:44:09.704617339</dc:date>
    <dc:creator>Poulpy </dc:creator>
    <meta:editing-duration>PT6S</meta:editing-duration>
    <meta:editing-cycles>1</meta:editing-cycles>
    <meta:generator>LibreOffice/4.2.7.2$Linux_X86_64 LibreOffice_project/420m0$Build-2</meta:generator>
    <meta:document-statistic meta:table-count="1" meta:cell-count="1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Mean execution time (10k reconstructions)</text:p>
        </chart:title>
        <chart:legend chart:legend-position="end" svg:x="14.286cm" svg:y="3.205cm" style:legend-expansion="high" chart:style-name="ch3"/>
        <chart:plot-area chart:style-name="ch4" table:cell-range-address="Feuille1.E12:Feuille1.J16 Feuille1.F11:Feuille1.J11" chart:data-source-has-labels="row" svg:x="1.331cm" svg:y="1.301cm" svg:width="12.635cm" svg:height="6.538cm">
          <chartooo:coordinate-region svg:x="2.323cm" svg:y="1.5cm" svg:width="11.363cm" svg:height="5.692cm"/>
          <chart:axis chart:dimension="x" chart:name="primary-x" chart:style-name="ch5">
            <chart:title svg:x="6.982cm" svg:y="8.019cm" chart:style-name="ch6">
              <text:p>samples</text:p>
            </chart:title>
          </chart:axis>
          <chart:axis chart:dimension="y" chart:name="primary-y" chart:style-name="ch5">
            <chart:title svg:x="0.451cm" svg:y="5.289cm" chart:style-name="ch7">
              <text:p>time (ms)</text:p>
            </chart:title>
            <chart:grid chart:style-name="ch8" chart:class="major"/>
          </chart:axis>
          <chart:series chart:style-name="ch9" chart:values-cell-range-address="Feuille1.F12:Feuille1.F16" chart:label-cell-address="Feuille1.F11:Feuille1.F11" chart:class="chart:scatter">
            <chart:domain table:cell-range-address="Feuille1.E12:Feuille1.E16"/>
            <chart:data-point chart:repeated="5"/>
          </chart:series>
          <chart:series chart:style-name="ch10" chart:values-cell-range-address="Feuille1.G12:Feuille1.G16" chart:label-cell-address="Feuille1.G11:Feuille1.G11" chart:class="chart:scatter">
            <chart:data-point chart:repeated="5"/>
          </chart:series>
          <chart:series chart:style-name="ch11" chart:values-cell-range-address="Feuille1.H12:Feuille1.H16" chart:label-cell-address="Feuille1.H11:Feuille1.H11" chart:class="chart:scatter">
            <chart:data-point chart:repeated="5"/>
          </chart:series>
          <chart:series chart:style-name="ch12" chart:values-cell-range-address="Feuille1.I12:Feuille1.I16" chart:label-cell-address="Feuille1.I11:Feuille1.I11" chart:class="chart:scatter">
            <chart:data-point chart:repeated="5"/>
          </chart:series>
          <chart:series chart:style-name="ch13" chart:values-cell-range-address="Feuille1.J12:Feuille1.J16" chart:label-cell-address="Feuille1.J11:Feuille1.J1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2</text:p>
                <draw:g>
                  <svg:desc>Feuille1.F11:Feuille1.F11</svg:desc>
                </draw:g>
              </table:table-cell>
              <table:table-cell office:value-type="string">
                <text:p>3</text:p>
                <draw:g>
                  <svg:desc>Feuille1.G11:Feuille1.G11</svg:desc>
                </draw:g>
              </table:table-cell>
              <table:table-cell office:value-type="string">
                <text:p>5</text:p>
                <draw:g>
                  <svg:desc>Feuille1.H11:Feuille1.H11</svg:desc>
                </draw:g>
              </table:table-cell>
              <table:table-cell office:value-type="string">
                <text:p>10</text:p>
                <draw:g>
                  <svg:desc>Feuille1.I11:Feuille1.I11</svg:desc>
                </draw:g>
              </table:table-cell>
              <table:table-cell office:value-type="string">
                <text:p>50</text:p>
                <draw:g>
                  <svg:desc>Feuille1.J11:Feuille1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E12:Feuille1.E16</svg:desc>
                </draw:g>
              </table:table-cell>
              <table:table-cell office:value-type="float" office:value="17">
                <text:p>17</text:p>
                <draw:g>
                  <svg:desc>Feuille1.F12:Feuille1.F16</svg:desc>
                </draw:g>
              </table:table-cell>
              <table:table-cell office:value-type="float" office:value="18">
                <text:p>18</text:p>
                <draw:g>
                  <svg:desc>Feuille1.G12:Feuille1.G16</svg:desc>
                </draw:g>
              </table:table-cell>
              <table:table-cell office:value-type="float" office:value="20">
                <text:p>20</text:p>
                <draw:g>
                  <svg:desc>Feuille1.H12:Feuille1.H16</svg:desc>
                </draw:g>
              </table:table-cell>
              <table:table-cell office:value-type="float" office:value="21">
                <text:p>21</text:p>
                <draw:g>
                  <svg:desc>Feuille1.I12:Feuille1.I16</svg:desc>
                </draw:g>
              </table:table-cell>
              <table:table-cell office:value-type="float" office:value="21">
                <text:p>21</text:p>
                <draw:g>
                  <svg:desc>Feuille1.J12:Feuille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102">
                <text:p>1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65">
                <text:p>1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  <table:table-cell office:value-type="float" office:value="164">
                <text:p>164</text:p>
              </table:table-cell>
              <table:table-cell office:value-type="float" office:value="250">
                <text:p>2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6">
                <text:p>256</text:p>
              </table:table-cell>
              <table:table-cell office:value-type="float" office:value="295">
                <text:p>295</text:p>
              </table:table-cell>
              <table:table-cell office:value-type="float" office:value="373">
                <text:p>373</text:p>
              </table:table-cell>
              <table:table-cell office:value-type="float" office:value="506">
                <text:p>506</text:p>
              </table:table-cell>
              <table:table-cell office:value-type="float" office:value="1145">
                <text:p>1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2cm" svg:y="0.316cm" chart:style-name="ch2">
          <text:p>averaged L2 norm of the residue || f' - f ||</text:p>
        </chart:title>
        <chart:legend chart:legend-position="end" svg:x="14.286cm" svg:y="3.205cm" style:legend-expansion="high" chart:style-name="ch3"/>
        <chart:plot-area chart:style-name="ch4" table:cell-range-address="Feuille1.E27:Feuille1.J31 Feuille1.F26:Feuille1.J26" chart:data-source-has-labels="row" svg:x="1.701cm" svg:y="1.301cm" svg:width="12.265cm" svg:height="6.538cm">
          <chartooo:coordinate-region svg:x="2.534cm" svg:y="1.5cm" svg:width="11.152cm" svg:height="6.14cm"/>
          <chart:axis chart:dimension="x" chart:name="primary-x" chart:style-name="ch5">
            <chart:title svg:x="7.167cm" svg:y="8.019cm" chart:style-name="ch6">
              <text:p>samples</text:p>
            </chart:title>
          </chart:axis>
          <chart:axis chart:dimension="y" chart:name="primary-y" chart:style-name="ch5">
            <chart:title svg:x="0.451cm" svg:y="5.104cm" chart:style-name="ch7">
              <text:p>log10 
|| f' - f ||</text:p>
            </chart:title>
            <chart:grid chart:style-name="ch8" chart:class="major"/>
          </chart:axis>
          <chart:series chart:style-name="ch9" chart:values-cell-range-address="Feuille1.F27:Feuille1.F31" chart:label-cell-address="Feuille1.F26:Feuille1.F26" chart:class="chart:scatter">
            <chart:domain table:cell-range-address="Feuille1.E27:Feuille1.E31"/>
            <chart:data-point chart:repeated="5"/>
          </chart:series>
          <chart:series chart:style-name="ch10" chart:values-cell-range-address="Feuille1.G27:Feuille1.G31" chart:label-cell-address="Feuille1.G26:Feuille1.G26" chart:class="chart:scatter">
            <chart:data-point chart:repeated="5"/>
          </chart:series>
          <chart:series chart:style-name="ch11" chart:values-cell-range-address="Feuille1.H27:Feuille1.H31" chart:label-cell-address="Feuille1.H26:Feuille1.H26" chart:class="chart:scatter">
            <chart:data-point chart:repeated="5"/>
          </chart:series>
          <chart:series chart:style-name="ch12" chart:values-cell-range-address="Feuille1.I27:Feuille1.I31" chart:label-cell-address="Feuille1.I26:Feuille1.I26" chart:class="chart:scatter">
            <chart:data-point chart:repeated="5"/>
          </chart:series>
          <chart:series chart:style-name="ch13" chart:values-cell-range-address="Feuille1.J27:Feuille1.J31" chart:label-cell-address="Feuille1.J26:Feuille1.J26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2</text:p>
                <draw:g>
                  <svg:desc>Feuille1.F26:Feuille1.F26</svg:desc>
                </draw:g>
              </table:table-cell>
              <table:table-cell office:value-type="string">
                <text:p>3</text:p>
                <draw:g>
                  <svg:desc>Feuille1.G26:Feuille1.G26</svg:desc>
                </draw:g>
              </table:table-cell>
              <table:table-cell office:value-type="string">
                <text:p>5</text:p>
                <draw:g>
                  <svg:desc>Feuille1.H26:Feuille1.H26</svg:desc>
                </draw:g>
              </table:table-cell>
              <table:table-cell office:value-type="string">
                <text:p>10</text:p>
                <draw:g>
                  <svg:desc>Feuille1.I26:Feuille1.I26</svg:desc>
                </draw:g>
              </table:table-cell>
              <table:table-cell office:value-type="string">
                <text:p>50</text:p>
                <draw:g>
                  <svg:desc>Feuille1.J26:Feuille1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E27:Feuille1.E31</svg:desc>
                </draw:g>
              </table:table-cell>
              <table:table-cell office:value-type="float" office:value="3.22865695810894">
                <text:p>3.22865695810894</text:p>
                <draw:g>
                  <svg:desc>Feuille1.F27:Feuille1.F31</svg:desc>
                </draw:g>
              </table:table-cell>
              <table:table-cell office:value-type="float" office:value="2.94074054698214">
                <text:p>2.94074054698214</text:p>
                <draw:g>
                  <svg:desc>Feuille1.G27:Feuille1.G31</svg:desc>
                </draw:g>
              </table:table-cell>
              <table:table-cell office:value-type="float" office:value="2.96628256216746">
                <text:p>2.96628256216746</text:p>
                <draw:g>
                  <svg:desc>Feuille1.H27:Feuille1.H31</svg:desc>
                </draw:g>
              </table:table-cell>
              <table:table-cell office:value-type="float" office:value="2.88337748974834">
                <text:p>2.88337748974834</text:p>
                <draw:g>
                  <svg:desc>Feuille1.I27:Feuille1.I31</svg:desc>
                </draw:g>
              </table:table-cell>
              <table:table-cell office:value-type="float" office:value="3.06719736728614">
                <text:p>3.06719736728614</text:p>
                <draw:g>
                  <svg:desc>Feuille1.J27:Feuille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12515582958053">
                <text:p>2.12515582958053</text:p>
              </table:table-cell>
              <table:table-cell office:value-type="float" office:value="2.10294796800537">
                <text:p>2.10294796800537</text:p>
              </table:table-cell>
              <table:table-cell office:value-type="float" office:value="2.08350261983027">
                <text:p>2.08350261983027</text:p>
              </table:table-cell>
              <table:table-cell office:value-type="float" office:value="2.0883841860977">
                <text:p>2.0883841860977</text:p>
              </table:table-cell>
              <table:table-cell office:value-type="float" office:value="2.06632592536204">
                <text:p>2.06632592536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56937390961505">
                <text:p>1.56937390961505</text:p>
              </table:table-cell>
              <table:table-cell office:value-type="float" office:value="1.50609895992844">
                <text:p>1.50609895992844</text:p>
              </table:table-cell>
              <table:table-cell office:value-type="float" office:value="1.49234125325497">
                <text:p>1.49234125325497</text:p>
              </table:table-cell>
              <table:table-cell office:value-type="float" office:value="1.46538285144842">
                <text:p>1.46538285144842</text:p>
              </table:table-cell>
              <table:table-cell office:value-type="float" office:value="1.36660971039243">
                <text:p>1.36660971039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834420703681533">
                <text:p>0.834420703681533</text:p>
              </table:table-cell>
              <table:table-cell office:value-type="float" office:value="0.729974285699556">
                <text:p>0.729974285699556</text:p>
              </table:table-cell>
              <table:table-cell office:value-type="float" office:value="0.624282095835668">
                <text:p>0.624282095835668</text:p>
              </table:table-cell>
              <table:table-cell office:value-type="float" office:value="0.519827993775719">
                <text:p>0.519827993775719</text:p>
              </table:table-cell>
              <table:table-cell office:value-type="float" office:value="0.326335860928751">
                <text:p>0.326335860928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0.200659450546418">
                <text:p>-0.200659450546418</text:p>
              </table:table-cell>
              <table:table-cell office:value-type="float" office:value="-0.244125144327509">
                <text:p>-0.244125144327509</text:p>
              </table:table-cell>
              <table:table-cell office:value-type="float" office:value="-0.341035157335565">
                <text:p>-0.341035157335565</text:p>
              </table:table-cell>
              <table:table-cell office:value-type="float" office:value="-0.595166283380062">
                <text:p>-0.595166283380062</text:p>
              </table:table-cell>
              <table:table-cell office:value-type="float" office:value="-0.425968732272281">
                <text:p>-0.425968732272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5cm" chart:style-name="ch2">
          <text:p>averaged 
Linf norm of the residue</text:p>
        </chart:title>
        <chart:legend chart:legend-position="end" svg:x="14.286cm" svg:y="3.205cm" style:legend-expansion="high" chart:style-name="ch3"/>
        <chart:plot-area chart:style-name="ch4" table:cell-range-address="Feuille1.E41:Feuille1.J45 Feuille1.F40:Feuille1.J40" chart:data-source-has-labels="row" svg:x="0.32cm" svg:y="1.83cm" svg:width="13.646cm" svg:height="6.99cm">
          <chartooo:coordinate-region svg:x="1.153cm" svg:y="2.029cm" svg:width="12.533cm" svg:height="6.5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F41:Feuille1.F45" chart:label-cell-address="Feuille1.F40:Feuille1.F40" chart:class="chart:scatter">
            <chart:domain table:cell-range-address="Feuille1.E41:Feuille1.E45"/>
            <chart:data-point chart:repeated="5"/>
          </chart:series>
          <chart:series chart:style-name="ch8" chart:values-cell-range-address="Feuille1.G41:Feuille1.G45" chart:label-cell-address="Feuille1.G40:Feuille1.G40" chart:class="chart:scatter">
            <chart:data-point chart:repeated="5"/>
          </chart:series>
          <chart:series chart:style-name="ch9" chart:values-cell-range-address="Feuille1.H41:Feuille1.H45" chart:label-cell-address="Feuille1.H40:Feuille1.H40" chart:class="chart:scatter">
            <chart:data-point chart:repeated="5"/>
          </chart:series>
          <chart:series chart:style-name="ch10" chart:values-cell-range-address="Feuille1.I41:Feuille1.I45" chart:label-cell-address="Feuille1.I40:Feuille1.I40" chart:class="chart:scatter">
            <chart:data-point chart:repeated="5"/>
          </chart:series>
          <chart:series chart:style-name="ch11" chart:values-cell-range-address="Feuille1.J41:Feuille1.J45" chart:label-cell-address="Feuille1.J40:Feuille1.J40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2</text:p>
                <draw:g>
                  <svg:desc>Feuille1.F40:Feuille1.F40</svg:desc>
                </draw:g>
              </table:table-cell>
              <table:table-cell office:value-type="string">
                <text:p>3</text:p>
                <draw:g>
                  <svg:desc>Feuille1.G40:Feuille1.G40</svg:desc>
                </draw:g>
              </table:table-cell>
              <table:table-cell office:value-type="string">
                <text:p>5</text:p>
                <draw:g>
                  <svg:desc>Feuille1.H40:Feuille1.H40</svg:desc>
                </draw:g>
              </table:table-cell>
              <table:table-cell office:value-type="string">
                <text:p>10</text:p>
                <draw:g>
                  <svg:desc>Feuille1.I40:Feuille1.I40</svg:desc>
                </draw:g>
              </table:table-cell>
              <table:table-cell office:value-type="string">
                <text:p>50</text:p>
                <draw:g>
                  <svg:desc>Feuille1.J40:Feuille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E41:Feuille1.E45</svg:desc>
                </draw:g>
              </table:table-cell>
              <table:table-cell office:value-type="float" office:value="1.75227898546012">
                <text:p>1.75227898546012</text:p>
                <draw:g>
                  <svg:desc>Feuille1.F41:Feuille1.F45</svg:desc>
                </draw:g>
              </table:table-cell>
              <table:table-cell office:value-type="float" office:value="1.47261019759604">
                <text:p>1.47261019759604</text:p>
                <draw:g>
                  <svg:desc>Feuille1.G41:Feuille1.G45</svg:desc>
                </draw:g>
              </table:table-cell>
              <table:table-cell office:value-type="float" office:value="1.47374382125159">
                <text:p>1.47374382125159</text:p>
                <draw:g>
                  <svg:desc>Feuille1.H41:Feuille1.H45</svg:desc>
                </draw:g>
              </table:table-cell>
              <table:table-cell office:value-type="float" office:value="1.40077967651297">
                <text:p>1.40077967651297</text:p>
                <draw:g>
                  <svg:desc>Feuille1.I41:Feuille1.I45</svg:desc>
                </draw:g>
              </table:table-cell>
              <table:table-cell office:value-type="float" office:value="1.58746400906607">
                <text:p>1.58746400906607</text:p>
                <draw:g>
                  <svg:desc>Feuille1.J41:Feuille1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867290669854884">
                <text:p>0.867290669854884</text:p>
              </table:table-cell>
              <table:table-cell office:value-type="float" office:value="0.852723910791206">
                <text:p>0.852723910791206</text:p>
              </table:table-cell>
              <table:table-cell office:value-type="float" office:value="0.830880452460462">
                <text:p>0.830880452460462</text:p>
              </table:table-cell>
              <table:table-cell office:value-type="float" office:value="0.827239999505645">
                <text:p>0.827239999505645</text:p>
              </table:table-cell>
              <table:table-cell office:value-type="float" office:value="0.80928962743319">
                <text:p>0.80928962743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375480714618572">
                <text:p>0.375480714618572</text:p>
              </table:table-cell>
              <table:table-cell office:value-type="float" office:value="0.303412070596742">
                <text:p>0.303412070596742</text:p>
              </table:table-cell>
              <table:table-cell office:value-type="float" office:value="0.303530832062248">
                <text:p>0.303530832062248</text:p>
              </table:table-cell>
              <table:table-cell office:value-type="float" office:value="0.294000818826948">
                <text:p>0.294000818826948</text:p>
              </table:table-cell>
              <table:table-cell office:value-type="float" office:value="0.208892616176848">
                <text:p>0.20889261617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0.241542311389534">
                <text:p>-0.241542311389534</text:p>
              </table:table-cell>
              <table:table-cell office:value-type="float" office:value="-0.326610421811695">
                <text:p>-0.326610421811695</text:p>
              </table:table-cell>
              <table:table-cell office:value-type="float" office:value="-0.42057427229638">
                <text:p>-0.42057427229638</text:p>
              </table:table-cell>
              <table:table-cell office:value-type="float" office:value="-0.479939045454133">
                <text:p>-0.479939045454133</text:p>
              </table:table-cell>
              <table:table-cell office:value-type="float" office:value="-0.582473504449926">
                <text:p>-0.582473504449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0.978810700930062">
                <text:p>-0.978810700930062</text:p>
              </table:table-cell>
              <table:table-cell office:value-type="float" office:value="-0.638272163982407">
                <text:p>-0.638272163982407</text:p>
              </table:table-cell>
              <table:table-cell office:value-type="float" office:value="-0.901207497575713">
                <text:p>-0.901207497575713</text:p>
              </table:table-cell>
              <table:table-cell office:value-type="float" office:value="-1.263046842066">
                <text:p>-1.263046842066</text:p>
              </table:table-cell>
              <table:table-cell office:value-type="float" office:value="-1.11889449994793">
                <text:p>-1.118894499947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